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Khmer OS Muol Light" svg:font-family="'Khmer OS Muol Light'" style:font-pitch="variable"/>
    <style:font-face style:name="Khmer OS Muol Light1" svg:font-family="'Khmer OS Muol Light'" style:font-adornments="Ligera" style:font-pitch="variable"/>
    <style:font-face style:name="Khmer OS Muol Light2" svg:font-family="'Khmer OS Muol Light'" style:font-adornments="Negra" style:font-family-generic="roman" style:font-pitch="variable"/>
    <style:font-face style:name="Khmer OS Muol Light3" svg:font-family="'Khmer OS Muol Light'" style:font-family-generic="roman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adornments="Negra" style:font-family-generic="roman" style:font-pitch="variable"/>
    <style:font-face style:name="Khmer OS Siemreap2" svg:font-family="'Khmer OS Siemreap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family-generic="roman" style:font-pitch="variable"/>
    <style:font-face style:name="Noto Sans4" svg:font-family="'Noto Sans'" style:font-pitch="variable"/>
    <style:font-face style:name="Noto Sans5" svg:font-family="'Noto Sans'" style:font-family-generic="swiss" style:font-pitch="variable"/>
    <style:font-face style:name="Noto Sans6" svg:font-family="'Noto Sans'" style:font-adornments="Lige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1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8" style:family="graphic" style:parent-style-name="standard">
      <style:graphic-properties svg:stroke-color="#000000" draw:fill="solid" draw:fill-color="#f6f9d4" draw:textarea-horizontal-align="justify" draw:textarea-vertical-align="middle" draw:auto-grow-height="false" fo:min-height="7.884cm" fo:min-width="7.884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5.74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25cm"/>
      <style:paragraph-properties style:writing-mode="lr-tb"/>
    </style:style>
    <style:style style:name="pr11" style:family="presentation" style:parent-style-name="Vivid1_5f_-outline1">
      <style:graphic-properties fo:min-height="13.25cm"/>
      <style:paragraph-properties style:writing-mode="lr-tb"/>
    </style:style>
    <style:style style:name="pr12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style:font-name="Khmer OS Muol Light" fo:font-size="40pt" fo:text-shadow="none" style:font-size-asian="40pt" style:font-name-complex="Khmer OS Muol Light" style:font-size-complex="40pt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font-name="Khmer OS Siemreap2" fo:font-size="18pt" fo:text-shadow="none" style:text-underline-style="none" fo:font-weight="bold" fo:background-color="transparent" style:font-size-asian="18pt" style:font-weight-asian="bold" style:font-name-complex="Khmer OS Siemreap2" style:font-size-complex="18pt" style:font-weight-complex="bold" fo:hyphenate="false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6" style:family="paragraph">
      <style:paragraph-properties style:writing-mode="lr-tb"/>
      <style:text-properties style:font-name="Khmer OS Muol Light" fo:font-size="20pt" style:font-size-asian="20pt" style:font-name-complex="Khmer OS Muol Light" style:font-size-complex="20pt"/>
    </style:style>
    <style:style style:name="P7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  <style:text-properties style:use-window-font-color="true" loext:opacity="0%" style:text-position="0% 100%" fo:font-size="18pt" fo:font-weight="normal" fo:background-color="transparent" style:font-size-asian="18pt" style:font-weight-asian="normal" style:font-size-complex="1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Khmer OS Siemreap" fo:font-size="18pt" style:font-size-asian="18pt" style:font-name-complex="Khmer OS Siemreap" style:font-size-complex="1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style:writing-mode="lr-tb"/>
      <style:text-properties fo:color="#000000" loext:opacity="100%" style:font-name="Khmer OS Siemreap2" fo:font-size="18pt" style:font-size-asian="18pt" style:font-name-complex="Khmer OS Siemreap2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>
        <style:tab-stops>
          <style:tab-stop style:position="1.251cm"/>
        </style:tab-stops>
      </style:paragraph-properties>
    </style:style>
    <style:style style:name="P17" style:family="paragraph">
      <style:paragraph-properties>
        <style:tab-stops>
          <style:tab-stop style:position="2.501cm"/>
        </style:tab-stops>
      </style:paragraph-properties>
    </style:style>
    <style:style style:name="P18" style:family="paragraph">
      <loext:graphic-properties draw:fill="none" draw:fill-color="#ffffff"/>
      <style:paragraph-properties style:writing-mode="lr-tb"/>
      <style:text-properties style:font-name="Noto Serif CJK JP Medium" fo:font-size="20pt" style:font-name-asian="Noto Serif CJK JP Medium" style:font-size-asian="20pt" style:font-name-complex="Noto Serif CJK JP Medium" style:font-size-complex="20pt"/>
    </style:style>
    <style:style style:name="P19" style:family="paragraph">
      <loext:graphic-properties draw:fill="solid" draw:fill-color="#f6f9d4"/>
      <style:paragraph-properties fo:text-align="center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Khmer OS Muol Light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tyle-asian="normal" style:font-weight-asian="250" style:font-name-complex="Khmer OS Muol Light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Khmer OS Siemreap2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Khmer OS Siemreap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Khmer OS Siemreap2" fo:font-size="18pt" fo:text-shadow="none" style:text-underline-style="none" fo:font-weight="bold" fo:background-color="transparent" style:font-size-asian="18pt" style:font-weight-asian="bold" style:font-name-complex="Khmer OS Siemreap2" style:font-size-complex="18pt" style:font-weight-complex="bold"/>
    </style:style>
    <style:style style:name="T4" style:family="text">
      <style:text-properties style:font-name="Khmer OS Muol Light" fo:font-size="20pt" style:font-size-asian="20pt" style:font-name-complex="Khmer OS Muol Light" style:font-size-complex="20pt"/>
    </style:style>
    <style:style style:name="T5" style:family="text">
      <style:text-properties fo:color="#000000" loext:opacity="100%" style:font-name="Khmer OS Muol Light3" fo:font-size="18pt" style:font-size-asian="18pt" style:font-name-complex="Khmer OS Muol Light3" style:font-size-complex="18pt"/>
    </style:style>
    <style:style style:name="T6" style:family="text">
      <style:text-properties fo:color="#000000" loext:opacity="100%" style:font-name="Khmer OS Siemreap" fo:font-size="18pt" style:font-size-asian="18pt" style:font-name-complex="Khmer OS Siemreap" style:font-size-complex="18pt"/>
    </style:style>
    <style:style style:name="T7" style:family="text">
      <style:text-properties style:use-window-font-color="true" loext:opacity="0%" style:text-position="0% 100%" style:font-name="Khmer OS Muol Light3" fo:font-size="18pt" fo:font-weight="normal" fo:background-color="transparent" style:font-size-asian="18pt" style:font-weight-asian="normal" style:font-name-complex="Khmer OS Muol Light3" style:font-size-complex="18pt" style:font-weight-complex="normal"/>
    </style:style>
    <style:style style:name="T8" style:family="text">
      <style:text-properties style:use-window-font-color="true" loext:opacity="0%" style:text-position="0% 100%" style:font-name="Khmer OS Siemreap" fo:font-size="18pt" fo:font-weight="normal" fo:background-color="transparent" style:font-size-asian="18pt" style:font-weight-asian="normal" style:font-name-complex="Khmer OS Siemreap" style:font-size-complex="18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Khmer OS Muol Light3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Muol Light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Khmer OS Muol Light" fo:font-size="18pt" style:font-size-asian="18pt" style:font-name-complex="Khmer OS Muol Light" style:font-size-complex="18pt"/>
    </style:style>
    <style:style style:name="T13" style:family="text">
      <style:text-properties style:font-name="Khmer OS Siemreap" fo:font-size="18pt" style:font-size-asian="18pt" style:font-name-complex="Khmer OS Siemreap" style:font-size-complex="18pt"/>
    </style:style>
    <style:style style:name="T14" style:family="text">
      <style:text-properties style:font-name="Khmer OS Siemreap" fo:font-size="18pt" style:font-size-asian="18pt" style:font-name-complex="Khmer OS Siemreap" style:font-size-complex="18pt" style:language-complex="km" style:country-complex="KH"/>
    </style:style>
    <style:style style:name="T15" style:family="text">
      <style:text-properties fo:color="#ffffff" loext:opacity="100%" style:text-outline="false" style:text-line-through-style="none" style:text-line-through-type="none" style:font-name="Khmer OS Muol Light" fo:font-size="20pt" fo:font-style="normal" fo:text-shadow="none" style:text-underline-style="none" fo:font-weight="250" style:letter-kerning="true" style:font-size-asian="20pt" style:font-style-asian="normal" style:font-weight-asian="250" style:font-name-complex="Khmer OS Muol Light" style:font-size-complex="20pt" style:font-style-complex="normal" style:font-weight-complex="250" style:text-emphasize="none" style:font-relief="none" style:text-overline-style="none" style:text-overline-color="font-color"/>
    </style:style>
    <style:style style:name="T16" style:family="text">
      <style:text-properties style:font-name="Khmer OS Muol Light3" fo:font-size="18pt" fo:font-weight="normal" style:font-size-asian="18pt" style:font-name-complex="Khmer OS Muol Light3" style:font-size-complex="18pt" style:font-weight-complex="normal"/>
    </style:style>
    <style:style style:name="T17" style:family="text">
      <style:text-properties style:font-name="Khmer OS Siemreap" fo:font-size="18pt" fo:font-weight="bold" style:font-size-asian="18pt" style:font-name-complex="Khmer OS Siemreap" style:font-size-complex="18pt" style:font-weight-complex="bold"/>
    </style:style>
    <style:style style:name="T18" style:family="text">
      <style:text-properties style:font-name="Khmer OS Siemreap" fo:font-size="18pt" style:font-size-asian="18pt" style:font-name-complex="Khmer OS Siemreap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normal"/>
    </style:style>
    <style:style style:name="T21" style:family="text">
      <style:text-properties style:font-name="Khmer OS Muol Light3" fo:font-size="18pt" fo:font-weight="normal" style:font-size-asian="18pt" style:font-weight-asian="normal" style:font-name-complex="Khmer OS Muol Light3" style:font-size-complex="18pt" style:font-weight-complex="normal"/>
    </style:style>
    <style:style style:name="T22" style:family="text">
      <style:text-properties style:font-name="Khmer OS Muol Light3" fo:font-size="18pt" fo:font-weight="normal" style:font-size-asian="18pt" style:font-weight-asian="normal" style:font-name-complex="Khmer OS Siemreap" style:font-size-complex="18pt" style:font-weight-complex="normal"/>
    </style:style>
    <style:style style:name="T23" style:family="text">
      <style:text-properties style:font-name="Khmer OS Siemreap" fo:font-size="18pt" style:text-underline-style="solid" style:text-underline-width="auto" style:text-underline-color="font-color" fo:font-weight="normal" style:font-size-asian="18pt" style:font-weight-asian="normal" style:font-name-complex="Khmer OS Siemreap" style:font-size-complex="18pt" style:font-weight-complex="normal"/>
    </style:style>
    <style:style style:name="T24" style:family="text">
      <style:text-properties style:font-name="Khmer OS Siemreap" fo:font-size="18pt" fo:font-weight="bold" style:font-size-asian="18pt" style:font-weight-asian="normal" style:font-name-complex="Khmer OS Siemreap" style:font-size-complex="18pt" style:font-weight-complex="bold"/>
    </style:style>
    <style:style style:name="T25" style:family="text">
      <style:text-properties style:font-name="Khmer OS Siemreap" fo:font-size="18pt" fo:font-weight="bold" style:font-size-asian="18pt" style:font-weight-asian="bold" style:font-name-complex="Khmer OS Siemreap" style:font-size-complex="18pt" style:font-weight-complex="bold"/>
    </style:style>
    <style:style style:name="T26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bold"/>
    </style:style>
    <style:style style:name="T27" style:family="text">
      <style:text-properties style:font-name="Noto Serif CJK JP Medium" fo:font-size="20pt" fo:font-weight="normal" style:font-name-asian="Noto Serif CJK JP Medium" style:font-size-asian="20pt" style:font-weight-asian="normal" style:font-name-complex="Noto Serif CJK JP Medium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<text:span text:style-name="T1">ប្រពៃណីទាក់ទងនឹងកំណើត</text:span></text:p>
          </draw:text-box>
        </draw:frame>
        <draw:frame presentation:style-name="pr2" draw:text-style-name="P3" draw:layer="layout" svg:width="25cm" svg:height="5.741cm" svg:x="2.45cm" svg:y="11.35cm" presentation:class="subtitle" presentation:user-transformed="true">
          <draw:text-box>
            <text:p text:style-name="P2"><text:span text:style-name="T2">ស៊ូ ចាន់រ៉ូជែម <text:s text:c="17"/></text:span><text:span text:style-name="T2"><text:tab/></text:span><text:span text:style-name="T2"><text:tab/></text:span><text:span text:style-name="T2"><text:tab/></text:span><text:span text:style-name="T3">សុឹម សេងគា</text:span></text:p>
            <text:p text:style-name="P2"><text:span text:style-name="T2">ស៊ូ បញ្ញា</text:span><text:span text:style-name="T2"><text:tab/></text:span><text:span text:style-name="T2">​​​</text:span><text:span text:style-name="T2"><text:tab/></text:span><text:span text:style-name="T2"> <text:s text:c="12"/></text:span><text:span text:style-name="T2"><text:tab/></text:span><text:span text:style-name="T2"><text:tab/></text:span><text:span text:style-name="T2"><text:tab/></text:span><text:span text:style-name="T2"><text:tab/></text:span><text:span text:style-name="T3">សូន កូវីន</text:span></text:p>
            <text:p text:style-name="P2"><text:span text:style-name="T2"><text:tab/></text:span><text:span text:style-name="T2"><text:tab/></text:span><text:span text:style-name="T2"> <text:s text:c="2"/></text:span><text:span text:style-name="T2"><text:tab/></text:span><text:span text:style-name="T2"> <text:s text:c="4"/></text:span><text:span text:style-name="T3">ស៊ុយ មេងស៊ាង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5"><text:span text:style-name="T4">1. </text:span><text:span text:style-name="T4">ប្រពៃណីទាក់ទងនឹងកំណើត</text:span>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p><text:span text:style-name="T5"/></text:p>
            <text:p><text:span text:style-name="T5">1.1. </text:span><text:span text:style-name="T5">ប្រពៃណីនឹងទម្លាមទម្លាប់នៅពេល​បុរាណ</text:span></text:p>
            <text:p><text:span text:style-name="T6"><text:s text:c="6"/></text:span><text:span text:style-name="T6">នៅពេលបុរាណ​​ គេតែងតែមានទម្លាមទម្លាប់មួយចំនួនទាំងមុនពេលសម្រាល​និង​ក្រោយ​ពេល​សម្រាល។</text:span></text:p>
            <text:p><text:span text:style-name="T5">1.1.1. </text:span><text:span text:style-name="T5">មុនពេលសម្រាល</text:span></text:p>
            <text:p><text:span text:style-name="T6"><text:s text:c="6"/></text:span><text:span text:style-name="T6">កាលសម័យនោះវិទ្យាសាស្ត្រមិនទាន់ជឿនលឿន កាលសម្រាលកូនមានភាពលំបាកណាស់ ទើបគេហៅថា ឆ្លងទន្លេ។</text:span></text:p>
            <text:p><text:span text:style-name="T6"><text:s text:c="6"/></text:span><text:span text:style-name="T6">កាលដែលស្ត្រីជាម្តាយ ដឹ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</text:span><text:span text:style-name="T6">:</text:span><text:span text:style-name="T6">គ្រប់ នឹងឲកូនជាប់ក្នុងផ្ទៃម្តាយដល់ ថ្ងៃប្រសូត្រ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0" draw:layer="layout" svg:width="25.199cm" svg:height="12.191cm" svg:x="1.27cm" svg:y="1.144cm" presentation:class="subtitle" presentation:user-transformed="true">
          <draw:text-box>
            <text:p text:style-name="P9"><text:span text:style-name="T7">1.1.2. </text:span><text:span text:style-name="T7">ត្រណមផ្សេងៗ</text:span></text:p>
            <text:p text:style-name="P9"><text:span text:style-name="T8">-</text:span><text:span text:style-name="T8">មិនបរិភោគអាហារមានជាតិហឺរ</text:span></text:p>
            <text:p text:style-name="P9"><text:span text:style-name="T8">-</text:span><text:span text:style-name="T8">មិនឈោងយកអ្វីដែលខ្ពស់</text:span></text:p>
            <text:p text:style-name="P9"><text:span text:style-name="T8">-</text:span><text:span text:style-name="T8">មិនស្លៀកពាក់តឹង</text:span></text:p>
            <text:p text:style-name="P9"><text:span text:style-name="T8">-</text:span><text:span text:style-name="T8">មិនបរិភោគបបរ</text:span></text:p>
            <text:p text:style-name="P9"><text:span text:style-name="T8">-</text:span><text:span text:style-name="T8">កុំ ដេកថ្ងៃ កុំងូតទឹកយប់</text:span></text:p>
            <text:p text:style-name="P9"><text:span text:style-name="T8">-</text:span><text:span text:style-name="T8">កុំដេកដំអក រហ័សរហួន</text:span></text:p>
            <text:p text:style-name="P9"><text:span text:style-name="T8">-</text:span><text:span text:style-name="T8">កុំទៅសួរសុខទុក្ខអ្នកដែលកើតកូនពិបាក</text:span></text:p>
            <text:p text:style-name="P9"><text:span text:style-name="T9">1.1.3. </text:span><text:span text:style-name="T9">ពេលសម្រាល</text:span><text:span text:style-name="T10"><text:line-break/></text:span><text:span text:style-name="T11"> <text:s text:c="5"/>ប្តី បងប្អូនត្រូវរត់ទៅតាមយាយម៉ប នៅក្នុងភូមិ។ នៅតំបន់ខ្លះ គេរៀបចំពិធីបួងសួង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1" draw:layer="layout" svg:width="26.67cm" svg:height="17.421cm" svg:x="1.27cm" svg:y="-1.011cm">
          <draw:text-box>
            <text:p><text:span text:style-name="T12">1.1.4. </text:span><text:span text:style-name="T12">ក្រោយពេលសម្រាល</text:span></text:p>
            <text:p><text:span text:style-name="T13">-</text:span><text:span text:style-name="T13">ស្ត្រីជាម្តាយនិយមអាំងភ្លើង៣ថ្ងៃទៅមួយអាទិត្យ</text:span></text:p>
            <text:p><text:span text:style-name="T13">-</text:span><text:span text:style-name="T13">អាចារ្យសូត្រមន្ត គូសខ្វែងលើសរសរ ជួនកាលយកកន្រ្តៃដាក់លើក្បាលដំណេកកូន</text:span></text:p>
            <text:p><text:span text:style-name="T13">-</text:span><text:span text:style-name="T13">មិនឲអ្នកអាំងភ្លើងនិយាយឆ្លើយឆ្លង</text:span></text:p>
            <text:p><text:span text:style-name="T13">-</text:span><text:span text:style-name="T13">បន់ឲជួយការពារម្តាយនិងកូនខ្ចី</text:span></text:p>
            <text:p><text:span text:style-name="T13">-</text:span><text:span text:style-name="T13">ប្តីយកសុកទៅកប់ </text:span><text:span text:style-name="T14">ឬ</text:span><text:span text:style-name="T13">ដុតចោល</text:span></text:p>
            <text:p><text:span text:style-name="T13">-</text:span><text:span text:style-name="T13">ស្រ្តីផឹកថ្នាំខ្មែរ នឹង ធ្ពុ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1" draw:layer="layout" svg:width="26.67cm" svg:height="17.421cm" svg:x="1.27cm" svg:y="-0.911cm">
          <draw:text-box>
            <text:p><text:span text:style-name="T13">ពេលទារកកើតបាន៧ថ្ងៃ <text:s/>គេធ្វើពិធីកាត់សក់បង្កក់ធ្មប</text:span><text:span text:style-name="T13">:</text:span></text:p>
            <text:p><text:span text:style-name="T13">-</text:span><text:span text:style-name="T13">ឪពុក និង ម្តាយ រៀបចំរណ្តាប់សងគុណដល់ធ្មប</text:span></text:p>
            <text:p><text:span text:style-name="T13">-</text:span><text:span text:style-name="T13">គេដាក់ទារកលើពូកតូចៗ ចំកណ្តាលផ្ទះបែរ ក្បាលទៅខាងកើត នៅចុងជើងគេរៀបចំម្ហូប សម្លៀកបំពាក់ </text:span><text:span text:style-name="T13">ផងដែរ</text:span></text:p>
            <text:p><text:span text:style-name="T13">-</text:span><text:span text:style-name="T13">ធ្មប និង ឪពុក អុច ធូប ទៀន អញ្ចើញ ម្តាយដើម គ្រូបាអាចារ្យមកសោយអាហារ</text:span></text:p>
            <text:p><text:span text:style-name="T13">-</text:span><text:span text:style-name="T13">គេប្រារព្ធពីធី បើកភ្នែក កាត់សក់ ជញ្ជាត់ព្រលឹង បង្វិលពពិល នឹងបិទពន្លៃលើបង្ហើយទារក</text:span></text:p>
            <text:p><text:span text:style-name="T13"><text:s text:c="6"/></text:span><text:span text:style-name="T13">ក្រោយពីចប់ពិធី <text:s/>ធ្មបអុជទៀនធូបដោតលើដង្វាយ អញ្ជើញដូនតាមក ទទួលទាន ដង្វាយ និង ប្រសិទ្ធ </text:span><text:span text:style-name="T13">ពរជ័យ ដល់កូនចៅ។ ឪពុក ម្តាយបងប្អូន ឲពរជ័យដល់ទារកនិងចងដៃទារកតាមធនធាន។ ការខិតខំ ទ្រាំទ្រ</text:span><text:span text:style-name="T13">ពោះ រក្សាគត៌ គឺ លំបាកសម្រាប់ស្រ្តីខ្មែរ ទើបសម័យបុរាណខិតខំរក វិធីសាស្រ្តមួយចំនួន ឲគត៏មានសុ</text:span><text:span text:style-name="T13">វត្តិភាព ក្រោយពេលសម្រាលនិងមុនពេលសម្រាល។ ទម្លាមទម្លាប់នេះ គេមិនសូវ អនុវត្ត នៅពេលបច្ចុប្យន្ន </text:span><text:span text:style-name="T13">តែនៅតាមជនបទ គេឃើញមានការរក្សានិងអនុវត្តខ្លះៗផងដែរ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5.199cm" svg:height="2.63cm" svg:x="1.397cm" svg:y="0.252cm" presentation:class="title" presentation:user-transformed="true">
          <draw:text-box>
            <text:p><text:span text:style-name="T15">1.2. </text:span><text:span text:style-name="T15">ប្រពៃណីនឹងទម្លាមទម្លាប់នៅពេល​បច្ចុប្បន្ន</text:span></text:p>
          </draw:text-box>
        </draw:frame>
        <draw:frame presentation:style-name="pr11" draw:text-style-name="P14" draw:layer="layout" svg:width="25.4cm" svg:height="11.134cm" svg:x="1.27cm" svg:y="4.01cm" presentation:class="outline" presentation:user-transformed="true">
          <draw:text-box>
            <text:p text:style-name="P13"><text:span text:style-name="T16">1.2.1. </text:span><text:span text:style-name="T16">ការសម្រាល ៣ ដំណាក់កាល </text:span></text:p>
            <text:p text:style-name="P13"><text:span text:style-name="T13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</text:span></text:p>
            <text:p text:style-name="P13"><text:span text:style-name="T16">1.2.1.1 </text:span><text:span text:style-name="T16">ដំណាក់​កាល​ដំបូង</text:span></text:p>
            <text:p text:style-name="P13"><text:span text:style-name="T13"><text:s text:c="6"/></text:span><text:span text:style-name="T13">ការ​កន្ត្រាក់​ស្បូន​តែង​មាន​រយៈពេល​ចន្លោះ​ពី</text:span><text:span text:style-name="T17"> </text:span><text:span text:style-name="T18">៣០</text:span><text:span text:style-name="T18">-</text:span><text:span text:style-name="T18">៦០ វិនាទី</text:span><text:span text:style-name="T13">។ ធម្មតា វា​ចាប់​ផ្ដើម </text:span><text:span text:style-name="T18">២០ នាទី</text:span><text:span text:style-name="T18">/</text:span><text:span text:style-name="T18">ម្ដង</text:span><text:span text:style-name="T13"> បន្ទាប់​មក ផ្លាស់ប្ដូរ​មក </text:span><text:span text:style-name="T18">៥ នាទី​</text:span><text:span text:style-name="T18">/</text:span><text:span text:style-name="T18">ម្ដង</text:span><text:span text:style-name="T13">។</text:span></text:p>
            <text:p text:style-name="P13"><text:span text:style-name="T19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3" draw:text-style-name="P15" draw:layer="layout" svg:width="25.4cm" svg:height="10.533cm" svg:x="1.27cm" svg:y="2.353cm">
          <draw:text-box>
            <text:p><text:span text:style-name="T16">1.2.1.2 . </text:span><text:span text:style-name="T16">ដំណាក់​កាល​ឈឺ​ពោះ​កើត​កូន</text:span></text:p>
            <text:p><text:span text:style-name="T13"><text:s text:c="6"/></text:span><text:span text:style-name="T13">ការ​កន្រ្ដាក់​សាច់ដុំ​ស្បូន​មាន​ការ​កើន​ឡើង​កាន់​តែ​ខ្លាំង​ពី​ </text:span><text:span text:style-name="T18">៤៥</text:span><text:span text:style-name="T18">-</text:span><text:span text:style-name="T18">៦០​វិនាទី</text:span><text:span text:style-name="T13"> និង​ចាប់​ផ្ដើម​ពី</text:span><text:span text:style-name="T18"> ៣</text:span><text:span text:style-name="T18">-</text:span><text:span text:style-name="T18">៥នាទី</text:span><text:span text:style-name="T18">/​</text:span><text:span text:style-name="T18">ម្ដង</text:span><text:span text:style-name="T13">។</text:span></text:p>
            <text:p><text:span text:style-name="T16">1.2.1.3. </text:span><text:span text:style-name="T16">ដំណាក់​កាល​សម្រាល</text:span></text:p>
            <text:p><text:span text:style-name="T13"><text:s text:c="6"/></text:span><text:span text:style-name="T13">ការ​កន្រ្ដាក់​សាច់ដុំ​ស្បូន​រឹតតែ​ខ្លាំង​ពី </text:span><text:span text:style-name="T18">៦០</text:span><text:span text:style-name="T18">-</text:span><text:span text:style-name="T18">៩០ វិនាទី</text:span><text:span text:style-name="T13"> ចាប់ផ្ដើម​ម្តងៗ​ពី </text:span><text:span text:style-name="T18">៩០ វិនាទី ទៅ ២ ម៉ោង</text:span><text:span text:style-name="T13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      <text:p><text:span text:style-name="T17">– </text:span><text:span text:style-name="T17">ស្បូនចាប់ផ្តើមកន្ត្រាក់៖</text:span><text:span text:style-name="T13"> ករណី​កន្រ្ដាក់ស្បូន ជា​សញ្ញា​ប្រាប់​ពីការ​ឈឺ​ពោះ​សម្រាល។</text:span></text:p>
            <text:p><text:span text:style-name="T17">– </text:span><text:span text:style-name="T17">បែកទឹកភ្លោះ៖</text:span><text:span text:style-name="T13"> ពេល​បែក​ទឹកភ្លោះ មាន​ន័យថា ស្រោម​សុកក្នុង​ពោះ​ដាច់រហែក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draw:style-name="gr4" draw:text-style-name="P15" draw:layer="layout" svg:width="25.4cm" svg:height="9.385cm" svg:x="1.27cm" svg:y="2.927cm">
          <draw:text-box>
            <text:p><text:span text:style-name="T16">ជម្រើសក្នុងការសម្រាលកូន</text:span></text:p>
            <text:p text:style-name="P16"><text:span text:style-name="T20">-</text:span><text:span text:style-name="T20">សម្រាលតាមធម្មជាតិ៖ វាជាជម្រើសដ៏ប្រសើរសំរាប់មាតាដែលមានសុខភាពល្អ និងទារកដែលមិនមានលក្ខណៈខុសពីប្រក្រតី</text:span></text:p>
            <text:p text:style-name="P16"><text:span text:style-name="T20">-</text:span><text:span text:style-name="T20">សម្រាលតាមទ្វាមាសដោយការចាក់ថ្នាំបំបាត់ការឈឺចាប់តាម </text:span><text:span text:style-name="T20">epidural</text:span></text:p>
            <text:p text:style-name="P16"><text:span text:style-name="T20">-</text:span><text:span text:style-name="T20">សម្រាលដោយការវះកាត់</text:span></text:p>
            <text:p text:style-name="P17"><text:span text:style-name="T21">តើ​ការសម្រាលកូន នាពេលបច្ចុប្បន្ន មាន​ជំនួយ​វេជ្ជសាស្ត្រ​ច្រើន​ជ្រុល​មែន​ឬ </text:span><text:span text:style-name="T21">?</text:span></text:p>
            <text:p text:style-name="P17"><text:span text:style-name="T20"><text:s/></text:span><text:span text:style-name="T20"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15" draw:layer="layout" svg:width="25.4cm" svg:height="11.681cm" svg:x="1.27cm" svg:y="1.779cm">
          <draw:text-box>
            <text:p text:style-name="P17"><text:span text:style-name="T22">លម្អិតពីការសម្រាលដោយវះកាត់ ទាំងគុណសម្បត្តិនិងផលវិបាក</text:span></text:p>
            <text:p><text:span text:style-name="T22">+ </text:span><text:span text:style-name="T22">គុណសម្បត្តិ</text:span><text:span text:style-name="T22"><text:line-break/></text:span><text:span text:style-name="T22">- </text:span><text:span text:style-name="T22">ល្អសម្រាប់ម៉ាក់ដែលត្រូវការការអន្តរាគមន៍ផ្នែកវេជ្ជសាស្ត្រ ហើយ ម៉ាក់អាចកំណត់ពីពេលវេលាជាក់លាក់</text:span></text:p>
            <text:p><text:span text:style-name="T20">- </text:span><text:span text:style-name="T20">ម៉ាក់មានពេលគ្រប់គ្រាន់ក្នុងការត្រៀមទុកមុន នឹងមិនមានការឈឺចាប់អំឡុងពេលសម្រាល</text:span></text:p>
            <text:p><text:span text:style-name="T20">- </text:span><text:span text:style-name="T20">ម៉ាក់អាចប្រើថ្នាំបញ្ចុះក្រោយសម្រាលចៀសវាងការឆ្លងជំងឺនានា</text:span><text:span text:style-name="T20"><text:line-break/></text:span><text:span text:style-name="T20">+ </text:span><text:span text:style-name="T20">គុណវិបត្តិ</text:span><text:span text:style-name="T20"><text:line-break/></text:span><text:span text:style-name="T20">- </text:span><text:span text:style-name="T20">រាងកាយម៉ាក់ប្រើពេលយូរដើម្បីត្រឡប់ទៅរកភាពដូចដើមមុនសម្រាល នឹងបាត់បង់ឈាមច្រើន</text:span></text:p>
            <text:p><text:span text:style-name="T20">- </text:span><text:span text:style-name="T20">ផលវិបាកដល់ការពពោះបន្ទាប់ នឹង ផលវិបាកពីការវះកាត់</text:span></text:p>
            <text:p><text:span text:style-name="T20">- </text:span><text:span text:style-name="T20">ប្រព័ន្ធភាពស៊ាំកូនខ្សោយ ប្រឈមបញ្ហាអាល្លែកហ្ស៊ីហើយឆាប់ឈឺថ្កាត់</text:span></text:p>
            <text:p><text:span text:style-name="T20">- </text:span><text:span text:style-name="T20">ចំណាយប្រាក់កាសច្រើនលើមុខកាំបិតវះកាត់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6" draw:text-style-name="P15" draw:layer="layout" svg:width="25.4cm" svg:height="13.977cm" svg:x="1.37cm" svg:y="0.831cm">
          <draw:text-box>
            <text:p><text:span text:style-name="T23">ការសម្រាលដោយធម្មជាតិ</text:span><text:span text:style-name="T20"><text:line-break/></text:span><text:span text:style-name="T20">+ </text:span><text:span text:style-name="T20">គុណសម្បត្តិ</text:span><text:span text:style-name="T20"><text:line-break/></text:span><text:span text:style-name="T20">- </text:span><text:span text:style-name="T20">ល្អសម្រាប់ម៉ាក់ដែលមានស្ថានភាពសុខភាពល្អ នឹងម៉ាក់ឆាប់ជាសះពីមុខរបួសលឿន</text:span></text:p>
            <text:p><text:span text:style-name="T20">- </text:span><text:span text:style-name="T20">បាត់បង់ឈាមតិចអំឡុងសម្រាល</text:span></text:p>
            <text:p><text:span text:style-name="T20">- </text:span><text:span text:style-name="T20">ម៉ាក់មានទឹកដោះច្រើនឲ្យកូនបៅភ្លាមៗក្រោយសម្រាល</text:span></text:p>
            <text:p><text:span text:style-name="T20">- </text:span><text:span text:style-name="T20">មិនមានហានិភ័យនិងផលវិបាកផ្សេងៗពិការវះកាត់ នឹង មិនមានបញ្ហា សម្រាប់ការយកកូនបន្ទាប់</text:span></text:p>
            <text:p><text:span text:style-name="T20">- </text:span><text:span text:style-name="T20">ប្រព័ន្ធការពាររាងកាយនិងភាពធន់របស់ទារកល្អជាងទារកដែលសម្រាលដោយវះកាត់</text:span></text:p>
            <text:p><text:span text:style-name="T20">- </text:span><text:span text:style-name="T20">ការចំណាយតិចជាងសម្រាលដោយវះកាត់</text:span><text:span text:style-name="T20"><text:line-break/></text:span><text:span text:style-name="T20">+</text:span><text:span text:style-name="T20">គុណវិបត្តិ</text:span><text:span text:style-name="T20"><text:line-break/></text:span><text:span text:style-name="T20">-</text:span><text:span text:style-name="T20">ឈឺពោះយូរហើយអត់ដឹងពេលសម្រាលជាក់លាក់</text:span></text:p>
            <text:p><text:span text:style-name="T20">- </text:span><text:span text:style-name="T20">ពិបាករៀបចំឲ្យបានស្រួលបួលចំពេលមុនសម្រាល</text:span></text:p>
            <text:p text:style-name="P17"><text:span text:style-name="T20">– </text:span><text:span text:style-name="T20">ម៉ាក់ទទួលការឈឺចាប់ខ្លាំងអំឡុងពេលកំពុងសម្រាល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draw:style-name="gr5" draw:text-style-name="P15" draw:layer="layout" svg:width="25.4cm" svg:height="11.681cm" svg:x="1.37cm" svg:y="1.979cm">
          <draw:text-box>
            <text:p text:style-name="P17"><text:span text:style-name="T21">1.2.2. </text:span><text:span text:style-name="T21">តើទើប​សម្រាលកូន​រួច​គួរ​ថែរក្សា​សុខភាព​បែប​ណា </text:span><text:span text:style-name="T21">?</text:span></text:p>
            <text:p text:style-name="P17"><text:span text:style-name="T24">-</text:span><text:span text:style-name="T25">​</text:span><text:span text:style-name="T25">មិន​ត្រូវ​ទទួលទាន​គ្រឿង​ស្រវឹង​៖ <text:s/></text:span><text:span text:style-name="T20">មិន​គួរ​ទទួលទាន​គ្រឿង​ស្រវឹង ឬ​ភេសជ្ជៈ​ដែល​មាន​សារធាតុ​ផ្សំ​ពី​អាល់កុល​</text:span></text:p>
            <text:p text:style-name="P17"><text:span text:style-name="T24">-​</text:span><text:span text:style-name="T24">អាហារ​ដែល​មិន​គួរ​ទទួលទាន​សម្រាប់​ស្ត្រី​សម្រាលកូន​រួច​៖</text:span><text:span text:style-name="T26"> </text:span><text:span text:style-name="T20">អាហារ​ផ្អាប់​ទុក​យូរ អាហារ​ស្រស់ ព្រោះ​អាច​ធ្វើ​ឲ្យ​កើត​មាន​បញ្ហា​ឆ្អល់ពោះ​។ </text:span></text:p>
            <text:p text:style-name="P17"><text:span text:style-name="T24">-​</text:span><text:span text:style-name="T24">ថ្នាំបុរាណ​៖</text:span><text:span text:style-name="T26"> </text:span><text:span text:style-name="T20">ឱសថ​បុរាណ​មួយ​ចំនួន​ដែល​អះអាង​ថា​ជួយ​បង្កើន​ទឹកដោះ ឬ​ជួយ​ឲ្យ​ស្បូន​មាន​សភាព​ដូច</text:span><text:span text:style-name="T26">​</text:span><text:span text:style-name="T20">ដើម​វិញ តែ​មិន​គួរ​ទទួលទាន​ទេ</text:span></text:p>
            <text:p text:style-name="P17"><text:span text:style-name="T24">-​</text:span><text:span text:style-name="T24">ហាម​ប្រើប្រាស់​ថ្នាំ ៖ </text:span><text:span text:style-name="T20">រាល់​ថ្នាំលេប ទាំងឡាយ ដែល​គ្មាន​វេជ្ជបញ្ជា​ត្រឹមត្រូវ​មិន​គួរ​ប្រើប្រាស់​នោះ​ទេ</text:span></text:p>
            <text:p><text:span text:style-name="T24">-​</text:span><text:span text:style-name="T24">ការ​ធ្វើ​លំ​ហាត់ប្រាណ​៖ </text:span><text:span text:style-name="T20">ស្ត្រី​មិន​គួរ​ធ្វើ​លំ​ហាត់ប្រាណ​ខ្លាំង​ពេក​ទេ​</text:span></text:p>
            <text:p text:style-name="P17"><text:span text:style-name="T24">-​</text:span><text:span text:style-name="T24">មិន​គួរ​លើក​វត្ថុ​ធ្ងន់​៖</text:span><text:span text:style-name="T26"> </text:span><text:span text:style-name="T20">រាល់​ការងារ​ដែល​ប្រើ​កម្លាំង​ខ្លាំង ស្ត្រី​គួរ​ចៀសវៀ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draw:style-name="gr3" draw:text-style-name="P15" draw:layer="layout" svg:width="25.4cm" svg:height="10.533cm" svg:x="1.37cm" svg:y="2.553cm">
          <draw:text-box>
            <text:p text:style-name="P17"><text:span text:style-name="T21">វិធី​សាស្ត្រ​៥យ៉ាង​ជួយ​ស្ត្រី​ឱ្យ​សម្រាល​កូន​ដោយ​ងាយ​ស្រួល និង​សុវត្ថិភាព</text:span></text:p>
            <text:p text:style-name="P17"><text:span text:style-name="T20">១</text:span><text:span text:style-name="T20">. </text:span><text:span text:style-name="T20">កម្លាំង​ចិត្ត</text:span></text:p>
            <text:p><text:span text:style-name="T20">២</text:span><text:span text:style-name="T20">. </text:span><text:span text:style-name="T20">ពេល​ស្បូន​បើក</text:span><text:span text:style-name="T20">: </text:span><text:span text:style-name="T20">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p>
            <text:p><text:span text:style-name="T20">៣</text:span><text:span text:style-name="T20">. </text:span><text:span text:style-name="T20">ទឹក​ភ្លោះ</text:span><text:span text:style-name="T20">: </text:span><text:span text:style-name="T20"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p>
            <text:p><text:span text:style-name="T20">៤</text:span><text:span text:style-name="T20">. </text:span><text:span text:style-name="T20">ការ​បន្ធូរ​ការ​ឈឺចាប់</text:span><text:span text:style-name="T20">: </text:span><text:span text:style-name="T20">ការ​ដក​ដង្ហើម​វែងៗ ឬ​ឱ្យ​ស្វាមី​ ឬ​សមាជិក​គ្រួសារ​ម៉ាស្សា​ថ្នមៗ​។</text:span></text:p>
            <text:p><text:span text:style-name="T20">៥</text:span><text:span text:style-name="T20">. </text:span><text:span text:style-name="T20">មុន​ពេល​ឡើង​គ្រែ​សម្រាល</text:span><text:span text:style-name="T20">: </text:span><text:span text:style-name="T20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draw:style-name="gr7" draw:text-style-name="P18" draw:layer="layout" svg:width="25.4cm" svg:height="3.249cm" svg:x="4.633cm" svg:y="6.238cm">
          <draw:text-box>
            <text:p text:style-name="P17"><text:span text:style-name="T27">អរគុណ</text:span><text:span text:style-name="T27">!</text:span></text:p>
            <text:p text:style-name="P17"><text:span text:style-name="T27">Thank You!</text:span></text:p>
            <text:p text:style-name="P17"><text:span text:style-name="T27">ありがとございます</text:span><text:span text:style-name="T27">!</text:span></text:p>
          </draw:text-box>
        </draw:frame>
        <draw:custom-shape draw:style-name="gr8" draw:text-style-name="P19" draw:layer="layout" svg:width="11.43cm" svg:height="11.43cm" svg:x="13.97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Khmer OS Muol Light" svg:font-family="'Khmer OS Muol Light'" style:font-pitch="variable"/>
    <style:font-face style:name="Khmer OS Muol Light1" svg:font-family="'Khmer OS Muol Light'" style:font-adornments="Ligera" style:font-pitch="variable"/>
    <style:font-face style:name="Khmer OS Muol Light2" svg:font-family="'Khmer OS Muol Light'" style:font-adornments="Negra" style:font-family-generic="roman" style:font-pitch="variable"/>
    <style:font-face style:name="Khmer OS Muol Light3" svg:font-family="'Khmer OS Muol Light'" style:font-family-generic="roman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adornments="Negra" style:font-family-generic="roman" style:font-pitch="variable"/>
    <style:font-face style:name="Khmer OS Siemreap2" svg:font-family="'Khmer OS Siemreap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ans1" svg:font-family="'Noto Sans'" style:font-adornments="Negra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family-generic="roman" style:font-pitch="variable"/>
    <style:font-face style:name="Noto Sans4" svg:font-family="'Noto Sans'" style:font-pitch="variable"/>
    <style:font-face style:name="Noto Sans5" svg:font-family="'Noto Sans'" style:font-family-generic="swiss" style:font-pitch="variable"/>
    <style:font-face style:name="Noto Sans6" svg:font-family="'Noto Sans'" style:font-adornments="Ligera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4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swiss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swiss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swiss" style:font-pitch-complex="variable" style:font-size-complex="14pt" style:font-weight-complex="bold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swiss" style:font-pitch="variable" fo:font-size="18pt" fo:language="en" fo:country="US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iberation Serif" style:font-family-complex="'Liberation Serif', 'Times New Roman'" style:font-family-generic-complex="swiss" style:font-pitch-complex="variable" style:font-size-complex="18pt" style:language-complex="hi" style:country-complex="IN" style:font-weight-complex="bold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in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Default_7e_LT_7e_Hintergrund" style:display-name="Default~LT~Hintergrund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Hintergrundobjekte" style:display-name="Default~LT~Hintergrundobjekte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_7e_LT_7e_Notizen" style:display-name="Default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top="0cm" fo:margin-bottom="0cm"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7e_LT_7e_Titel" style:display-name="Default~LT~Titel" style:family="graphic">
      <style:paragraph-properties fo:margin-top="0cm" fo:margin-bottom="0cm"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.17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.351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.529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.706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hi" style:country-complex="IN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.88cm" fo:margin-bottom="0cm" fo:text-align="start" style:text-autospace="non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true" style:font-name-asian="Noto Sans Mono CJK SC" style:font-family-asian="'Noto Sans Mono CJK SC'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4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4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4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6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4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4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4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6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2T07:53:29.910244862</meta:creation-date>
    <meta:editing-duration>PT1H12M49S</meta:editing-duration>
    <meta:editing-cycles>74</meta:editing-cycles>
    <meta:generator>LibreOffice/7.3.7.2$Linux_X86_64 LibreOffice_project/30$Build-2</meta:generator>
    <dc:title>Vivid</dc:title>
    <dc:date>2023-10-02T12:51:35.160586835</dc:date>
    <meta:document-statistic meta:object-count="99"/>
  </office:meta>
</office:document-meta>
</file>